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3994" officeooo:paragraph-rsid="001c3994"/>
    </style:style>
    <style:style style:name="P2" style:family="paragraph" style:parent-style-name="Standard">
      <style:paragraph-properties style:writing-mode="lr-tb"/>
      <style:text-properties officeooo:rsid="001c3994" officeooo:paragraph-rsid="001c9ac6"/>
    </style:style>
    <style:style style:name="P3" style:family="paragraph" style:parent-style-name="Standard">
      <style:text-properties officeooo:rsid="001c9ac6" officeooo:paragraph-rsid="001c9ac6"/>
    </style:style>
    <style:style style:name="P4" style:family="paragraph" style:parent-style-name="Standard">
      <style:paragraph-properties style:writing-mode="lr-tb"/>
      <style:text-properties officeooo:rsid="001ed7b8" officeooo:paragraph-rsid="001ed7b8"/>
    </style:style>
    <style:style style:name="P5" style:family="paragraph" style:parent-style-name="Standard" style:list-style-name="L1">
      <style:text-properties officeooo:rsid="001c9ac6" officeooo:paragraph-rsid="001c9ac6"/>
    </style:style>
    <style:style style:name="P6" style:family="paragraph" style:parent-style-name="Standard" style:list-style-name="L2">
      <style:text-properties officeooo:rsid="001c9ac6" officeooo:paragraph-rsid="001c9ac6"/>
    </style:style>
    <style:style style:name="P7" style:family="paragraph" style:parent-style-name="Standard" style:list-style-name="L1">
      <style:text-properties fo:color="#000000" loext:opacity="100%" officeooo:rsid="001c9ac6" officeooo:paragraph-rsid="001c9ac6"/>
    </style:style>
    <style:style style:name="P8" style:family="paragraph" style:parent-style-name="Standard">
      <style:text-properties officeooo:rsid="001c3994" officeooo:paragraph-rsid="001c3994"/>
    </style:style>
    <style:style style:name="P9" style:family="paragraph" style:parent-style-name="Standard">
      <style:text-properties officeooo:rsid="0022ba28" officeooo:paragraph-rsid="0022ba28"/>
    </style:style>
    <style:style style:name="T1" style:family="text">
      <style:text-properties officeooo:rsid="001c9ac6"/>
    </style:style>
    <style:style style:name="T2" style:family="text">
      <style:text-properties officeooo:rsid="001e8649"/>
    </style:style>
    <style:style style:name="T3" style:family="text">
      <style:text-properties officeooo:rsid="001eedb2"/>
    </style:style>
    <style:style style:name="T4" style:family="text">
      <style:text-properties officeooo:rsid="00209d5c"/>
    </style:style>
    <style:style style:name="T5" style:family="text">
      <style:text-properties officeooo:rsid="00228b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ремеев Александр Алексеевич</text:p>
      <text:p text:style-name="P1">Телефон: 7 999 199-13-82</text:p>
      <text:p text:style-name="P1">E-mail: <text:a xlink:type="simple" xlink:href="mailto:eremeev.1998@inbox.ru" text:style-name="Internet_20_link" text:visited-style-name="Visited_20_Internet_20_Link">eremeev.1998@inbox.ru</text:a></text:p>
      <text:p text:style-name="P9">Telegram:@Degrodeyatel</text:p>
      <text:p text:style-name="P1"/>
      <text:p text:style-name="P1">Образование: </text:p>
      <text:p text:style-name="P1">2016 — 2020 гг. — Чувашский государственный университет им. И.Н. Ульянова, факультет прикладной математики, физики и информационных технологий;</text:p>
      <text:p text:style-name="P1"/>
      <text:p text:style-name="P1">Опыт работы: </text:p>
      <text:p text:style-name="P1">2022 — 2024 гг. — Прокуратура Чувашской республики, главный специалист по защите информации отдела правовой статистики и технической защиты информации.</text:p>
      <text:p text:style-name="P1"/>
      <text:p text:style-name="P3">Профессиональные навыки: </text:p>
      <text:p text:style-name="P3"/>
      <text:list text:style-name="L1">
        <text:list-item>
          <text:p text:style-name="P5">Опыт настройки и администрирования Linux (Astra linux (Debian), Alt <text:span text:style-name="T4">linux</text:span>)</text:p>
        </text:list-item>
        <text:list-item>
          <text:p text:style-name="P5">Работа с системами контроля версий Git<text:span text:style-name="T5">(git pull/push, clone, add, commit, branch, fetch, rebase, cherry-pick,)</text:span></text:p>
        </text:list-item>
        <text:list-item>
          <text:p text:style-name="P7"><text:span text:style-name="T3">Знакомство на начальном уровне с </text:span>CI/CD (Jenkins, GitLab CI/CD)</text:p>
        </text:list-item>
        <text:list-item>
          <text:p text:style-name="P5">Знакомство с инструментами мониторинга Prometheus</text:p>
        </text:list-item>
        <text:list-item>
          <text:p text:style-name="P5">Умение работать с контейнерами Docker, Kubernetes.</text:p>
        </text:list-item>
        <text:list-item>
          <text:p text:style-name="P5">Опыт написания скриптов на Bash, Python.</text:p>
        </text:list-item>
        <text:list-item>
          <text:p text:style-name="P5">Понимание основ сетевых технологий и протоколов.</text:p>
          <text:p text:style-name="P5"/>
        </text:list-item>
      </text:list>
      <text:p text:style-name="P3"/>
      <text:p text:style-name="P3">Личные качества :</text:p>
      <text:p text:style-name="P3"/>
      <text:list text:style-name="L2">
        <text:list-item>
          <text:p text:style-name="P6">Ответственность</text:p>
        </text:list-item>
        <text:list-item>
          <text:p text:style-name="P6">Аналитический склад ума</text:p>
        </text:list-item>
        <text:list-item>
          <text:p text:style-name="P6">Способность к самообучению</text:p>
        </text:list-item>
        <text:list-item>
          <text:p text:style-name="P6">Коммуникабельность</text:p>
        </text:list-item>
        <text:list-item>
          <text:p text:style-name="P6">Стрессоустойчивость</text:p>
        </text:list-item>
      </text:list>
      <text:p text:style-name="P3"/>
      <text:p text:style-name="P3">Дополнительная информация:</text:p>
      <text:p text:style-name="P3"/>
      <text:p text:style-name="P2">2023 г. — <text:span text:style-name="T1">Сертификат об участии </text:span>в практико-ориентированном обучении от университета Банка России;</text:p>
      <text:p text:style-name="P2"/>
      <text:p text:style-name="P2">2024 г. — <text:span text:style-name="T2">Свидетельство</text:span><text:span text:style-name="T1"> о прохождении </text:span>курс<text:span text:style-name="T1">а</text:span> на базе Политехнического университета СПБ «Администрирование ОС Альт. Часть 2»</text:p>
      <text:p text:style-name="P2"/>
      <text:p text:style-name="P4">2024 г. — Сертификат о прохождении курса Merion Academy «DevOps - инженер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XGW WenKa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LXGW WenKa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XGW WenKai" style:font-family-asian="'LXGW WenKa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1:56:58.196384184</meta:creation-date>
    <dc:date>2024-07-29T13:48:33.768743267</dc:date>
    <meta:editing-duration>PT1H41M18S</meta:editing-duration>
    <meta:editing-cycles>7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27" meta:word-count="171" meta:character-count="1331" meta:non-whitespace-character-count="1189"/>
  </office:meta>
</office:document-meta>
</file>